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01mm"/>
    </style:style>
    <style:style style:name="co2" style:family="table-column">
      <style:table-column-properties fo:break-before="auto" style:column-width="6.6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test-10-03" table:style-name="ta1">
        <table:shapes>
          <draw:frame draw:z-index="0" draw:style-name="gr1" draw:text-style-name="P1" svg:width="159.99mm" svg:height="89.99mm" svg:x="66.69mm" svg:y="5.51mm">
            <draw:object draw:notify-on-update-of-ranges="'test-10-03'.A2:'test-10-03'.A2 'test-10-03'.B2:'test-10-03'.H2 'test-10-03'.A3:'test-10-03'.A3 'test-10-03'.B3:'test-10-03'.H3 'test-10-03'.A4:'test-10-03'.A4 'test-10-03'.B4:'test-10-03'.H4 'test-10-03'.A5:'test-10-03'.A5 'test-10-03'.B5:'test-10-03'.H5 'test-10-03'.A6:'test-10-03'.A6 'test-10-03'.B6:'test-10-03'.H6 'test-10-03'.A7:'test-10-03'.A7 'test-10-03'.B7:'test-10-03'.H7 'test-10-03'.A8:'test-10-03'.A8 'test-10-03'.B8:'test-10-03'.H8 'test-10-03'.A9:'test-10-03'.A9 'test-10-03'.B9:'test-10-03'.H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rcher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ncier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general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role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43" calcext:value-type="float">
            <text:p>4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cavalier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rbaletrie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evalier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peiste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20:45:54.651000000</dc:date>
    <meta:editing-duration>PT1M42S</meta:editing-duration>
    <meta:editing-cycles>1</meta:editing-cycles>
    <meta:document-statistic meta:table-count="1" meta:cell-count="64" meta:object-count="1"/>
    <meta:generator>LibreOffice/4.4.5.2$Windows_x86 LibreOffice_project/a22f674fd25a3b6f45bdebf25400ed2adff0ff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47cm" svg:y="2.434cm" style:legend-expansion="high" chart:style-name="ch2"/>
        <chart:plot-area chart:style-name="ch3" table:cell-range-address="'test-10-03'.A2:'test-10-03'.H9" chart:data-source-has-labels="column" svg:x="0.32cm" svg:y="0.18cm" svg:width="12.407cm" svg:height="8.64cm">
          <chartooo:coordinate-region svg:x="0.952cm" svg:y="0.382cm" svg:width="11.678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est-10-03'.B2:'test-10-03'.H2" chart:label-cell-address="'test-10-03'.A2:'test-10-03'.A2" chart:class="chart:line">
            <chart:data-point chart:repeated="7"/>
          </chart:series>
          <chart:series chart:style-name="ch7" chart:values-cell-range-address="'test-10-03'.B3:'test-10-03'.H3" chart:label-cell-address="'test-10-03'.A3:'test-10-03'.A3" chart:class="chart:line">
            <chart:data-point chart:repeated="7"/>
          </chart:series>
          <chart:series chart:style-name="ch8" chart:values-cell-range-address="'test-10-03'.B4:'test-10-03'.H4" chart:label-cell-address="'test-10-03'.A4:'test-10-03'.A4" chart:class="chart:line">
            <chart:data-point chart:repeated="7"/>
          </chart:series>
          <chart:series chart:style-name="ch9" chart:values-cell-range-address="'test-10-03'.B5:'test-10-03'.H5" chart:label-cell-address="'test-10-03'.A5:'test-10-03'.A5" chart:class="chart:line">
            <chart:data-point chart:repeated="7"/>
          </chart:series>
          <chart:series chart:style-name="ch10" chart:values-cell-range-address="'test-10-03'.B6:'test-10-03'.H6" chart:label-cell-address="'test-10-03'.A6:'test-10-03'.A6" chart:class="chart:line">
            <chart:data-point chart:repeated="7"/>
          </chart:series>
          <chart:series chart:style-name="ch11" chart:values-cell-range-address="'test-10-03'.B7:'test-10-03'.H7" chart:label-cell-address="'test-10-03'.A7:'test-10-03'.A7" chart:class="chart:line">
            <chart:data-point chart:repeated="7"/>
          </chart:series>
          <chart:series chart:style-name="ch12" chart:values-cell-range-address="'test-10-03'.B8:'test-10-03'.H8" chart:label-cell-address="'test-10-03'.A8:'test-10-03'.A8" chart:class="chart:line">
            <chart:data-point chart:repeated="7"/>
          </chart:series>
          <chart:series chart:style-name="ch13" chart:values-cell-range-address="'test-10-03'.B9:'test-10-03'.H9" chart:label-cell-address="'test-10-03'.A9:'test-10-03'.A9" chart:class="chart:line">
            <chart:data-point chart:repeated="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archer</text:p>
                <draw:g>
                  <svg:desc>'test-10-03'.A2:'test-10-03'.A2</svg:desc>
                </draw:g>
              </table:table-cell>
              <table:table-cell office:value-type="float" office:value="3">
                <text:p>3</text:p>
                <draw:g>
                  <svg:desc>'test-10-03'.B2:'test-10-03'.H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lancier</text:p>
                <draw:g>
                  <svg:desc>'test-10-03'.A3:'test-10-03'.A3</svg:desc>
                </draw:g>
              </table:table-cell>
              <table:table-cell office:value-type="float" office:value="16">
                <text:p>16</text:p>
                <draw:g>
                  <svg:desc>'test-10-03'.B3:'test-10-03'.H3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general</text:p>
                <draw:g>
                  <svg:desc>'test-10-03'.A4:'test-10-03'.A4</svg:desc>
                </draw:g>
              </table:table-cell>
              <table:table-cell office:value-type="float" office:value="0">
                <text:p>0</text:p>
                <draw:g>
                  <svg:desc>'test-10-03'.B4:'test-10-03'.H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nrole</text:p>
                <draw:g>
                  <svg:desc>'test-10-03'.A5:'test-10-03'.A5</svg:desc>
                </draw:g>
              </table:table-cell>
              <table:table-cell office:value-type="float" office:value="21">
                <text:p>21</text:p>
                <draw:g>
                  <svg:desc>'test-10-03'.B5:'test-10-03'.H5</svg:desc>
                </draw:g>
              </table:table-cell>
              <table:table-cell office:value-type="float" office:value="21">
                <text:p>21</text:p>
              </table:table-cell>
              <table:table-cell office:value-type="float" office:value="34">
                <text:p>34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43">
                <text:p>4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cavalier</text:p>
                <draw:g>
                  <svg:desc>'test-10-03'.A6:'test-10-03'.A6</svg:desc>
                </draw:g>
              </table:table-cell>
              <table:table-cell office:value-type="float" office:value="13">
                <text:p>13</text:p>
                <draw:g>
                  <svg:desc>'test-10-03'.B6:'test-10-03'.H6</svg:desc>
                </draw:g>
              </table:table-cell>
              <table:table-cell office:value-type="float" office:value="13">
                <text:p>13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arbaletrier</text:p>
                <draw:g>
                  <svg:desc>'test-10-03'.A7:'test-10-03'.A7</svg:desc>
                </draw:g>
              </table:table-cell>
              <table:table-cell office:value-type="float" office:value="5">
                <text:p>5</text:p>
                <draw:g>
                  <svg:desc>'test-10-03'.B7:'test-10-03'.H7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chevalier</text:p>
                <draw:g>
                  <svg:desc>'test-10-03'.A8:'test-10-03'.A8</svg:desc>
                </draw:g>
              </table:table-cell>
              <table:table-cell office:value-type="float" office:value="1">
                <text:p>1</text:p>
                <draw:g>
                  <svg:desc>'test-10-03'.B8:'test-10-03'.H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epeiste</text:p>
                <draw:g>
                  <svg:desc>'test-10-03'.A9:'test-10-03'.A9</svg:desc>
                </draw:g>
              </table:table-cell>
              <table:table-cell office:value-type="float" office:value="4">
                <text:p>4</text:p>
                <draw:g>
                  <svg:desc>'test-10-03'.B9:'test-10-03'.H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Windows_x86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